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xtTestSamp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ExtTestSamplerGui.modifyTestElement( TestElement samp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ExtTestSample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ExtTestSampler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ExtTestSamplerGui.LdapExtTestSamp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TestSamp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xtTestSamp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